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a64c2" officeooo:paragraph-rsid="000a64c2"/>
    </style:style>
    <style:style style:name="P2" style:family="paragraph" style:parent-style-name="Standard" style:list-style-name="L1">
      <style:paragraph-properties fo:line-height="150%"/>
      <style:text-properties officeooo:rsid="000a64c2" officeooo:paragraph-rsid="000a64c2"/>
    </style:style>
    <style:style style:name="P3" style:family="paragraph" style:parent-style-name="Standard" style:list-style-name="L1">
      <style:paragraph-properties fo:line-height="150%" fo:text-align="start" style:justify-single-word="false" style:writing-mode="lr-tb"/>
      <style:text-properties officeooo:rsid="000a64c2" officeooo:paragraph-rsid="000a64c2"/>
    </style:style>
    <style:style style:name="P4" style:family="paragraph" style:parent-style-name="Standard" style:list-style-name="L1">
      <style:paragraph-properties fo:line-height="150%" fo:text-align="start" style:justify-single-word="false" style:writing-mode="lr-tb"/>
      <style:text-properties officeooo:rsid="000b5442" officeooo:paragraph-rsid="000b5442"/>
    </style:style>
    <style:style style:name="P5" style:family="paragraph" style:parent-style-name="Text_20_body" style:list-style-name="L1">
      <style:paragraph-properties fo:margin-top="0in" fo:margin-bottom="0in" style:contextual-spacing="false" fo:line-height="150%" fo:text-align="start" style:justify-single-word="false" style:writing-mode="lr-tb"/>
    </style:style>
    <style:style style:name="P6" style:family="paragraph" style:parent-style-name="Text_20_body" style:list-style-name="L1">
      <style:paragraph-properties fo:margin-top="0in" fo:margin-bottom="0in" style:contextual-spacing="false" fo:line-height="150%" fo:text-align="start" style:justify-single-word="false" style:writing-mode="lr-tb"/>
      <style:text-properties officeooo:rsid="000a64c2" officeooo:paragraph-rsid="000a64c2"/>
    </style:style>
    <style:style style:name="P7" style:family="paragraph" style:parent-style-name="Text_20_body" style:list-style-name="L1">
      <style:paragraph-properties fo:margin-top="0in" fo:margin-bottom="0in" style:contextual-spacing="false" fo:line-height="150%" fo:text-align="start" style:justify-single-word="false" style:writing-mode="lr-tb"/>
      <style:text-properties officeooo:rsid="000a64c2" officeooo:paragraph-rsid="000b5442"/>
    </style:style>
    <style:style style:name="P8" style:family="paragraph" style:parent-style-name="Text_20_body" style:list-style-name="L1">
      <style:paragraph-properties fo:margin-top="0in" fo:margin-bottom="0in" style:contextual-spacing="false" fo:line-height="150%" fo:text-align="start" style:justify-single-word="false" style:writing-mode="lr-tb"/>
      <style:text-properties officeooo:rsid="000b5442" officeooo:paragraph-rsid="000b5442"/>
    </style:style>
    <style:style style:name="P9" style:family="paragraph" style:parent-style-name="Text_20_body" style:list-style-name="L1">
      <style:paragraph-properties fo:line-height="150%" fo:text-align="start" style:justify-single-word="false" style:writing-mode="lr-tb"/>
    </style:style>
    <style:style style:name="P10" style:family="paragraph" style:parent-style-name="Text_20_body" style:list-style-name="L1">
      <style:paragraph-properties fo:line-height="150%" fo:text-align="start" style:justify-single-word="false" style:writing-mode="lr-tb"/>
      <style:text-properties officeooo:paragraph-rsid="000a64c2"/>
    </style:style>
    <style:style style:name="P11" style:family="paragraph" style:parent-style-name="Text_20_body" style:list-style-name="L1">
      <style:paragraph-properties fo:line-height="150%" fo:text-align="start" style:justify-single-word="false" style:writing-mode="lr-tb"/>
      <style:text-properties officeooo:rsid="000a64c2" officeooo:paragraph-rsid="000a64c2"/>
    </style:style>
    <style:style style:name="T1" style:family="text">
      <style:text-properties officeooo:rsid="000a64c2"/>
    </style:style>
    <style:style style:name="T2" style:family="text">
      <style:text-properties officeooo:rsid="000b54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Exam for CSE 597 Study Guide</text:p>
      <text:list xml:id="list3422339412" text:style-name="L1">
        <text:list-header>
          <text:p text:style-name="P2"/>
        </text:list-header>
        <text:list-item>
          <text:p text:style-name="P3">Context Free Grammar (CFG) of English and CFG parsing with CKY</text:p>
          <text:list>
            <text:list-item>
              <text:p text:style-name="P3">J&amp;M Chapters 12-14</text:p>
            </text:list-item>
          </text:list>
        </text:list-item>
        <text:list-item>
          <text:p text:style-name="P3">Feed Forward Neural Networks</text:p>
          <text:list>
            <text:list-item>
              <text:p text:style-name="P3">J&amp;M Chapter<text:span text:style-name="T2">s</text:span> <text:span text:style-name="T2">5 and </text:span>7</text:p>
            </text:list-item>
            <text:list-item>
              <text:p text:style-name="P3">Goldberg Chapters <text:span text:style-name="T2">2, </text:span>4 and 9</text:p>
            </text:list-item>
            <text:list-item>
              <text:p text:style-name="P4">AIMA Chapters 18.6 and 18.7</text:p>
            </text:list-item>
            <text:list-item>
              <text:p text:style-name="P4">Eisen Chapters 2.3 and 2.5</text:p>
            </text:list-item>
          </text:list>
        </text:list-item>
        <text:list-item>
          <text:p text:style-name="P10"><text:span text:style-name="T1">Word Embedding Methods (BOW, Word2Vec, GLOVE, NNs)</text:span></text:p>
          <text:list>
            <text:list-item>
              <text:p text:style-name="P11">J&amp;M Chapter 6</text:p>
            </text:list-item>
            <text:list-item>
              <text:p text:style-name="P11">Pennington Et. Al.</text:p>
            </text:list-item>
            <text:list-item>
              <text:p text:style-name="P11">Mikolov Et. Al.</text:p>
            </text:list-item>
          </text:list>
        </text:list-item>
        <text:list-item>
          <text:p text:style-name="P10">Hidden Markov Models </text:p>
          <text:list>
            <text:list-item>
              <text:p text:style-name="P11">J&amp;M Appendix A</text:p>
            </text:list-item>
          </text:list>
        </text:list-item>
        <text:list-item>
          <text:p text:style-name="P5">RNNs for LM, MT and NLG </text:p>
          <text:list>
            <text:list-item>
              <text:p text:style-name="P6">Statistical Language Models (LM)</text:p>
              <text:list>
                <text:list-item>
                  <text:p text:style-name="P6">J&amp;M Chapter 3</text:p>
                </text:list-item>
                <text:list-item>
                  <text:p text:style-name="P6">Eisen Ch 6.1, 6.2, 6.4</text:p>
                </text:list-item>
              </text:list>
            </text:list-item>
            <text:list-item>
              <text:p text:style-name="P6">Machine Translation (MT)</text:p>
              <text:list>
                <text:list-item>
                  <text:p text:style-name="P6">Collins SMT-IBM</text:p>
                </text:list-item>
                <text:list-item>
                  <text:p text:style-name="P6">Collins PBMT</text:p>
                </text:list-item>
                <text:list-item>
                  <text:p text:style-name="P6">Eisen Chapter 18.1 and 18.2</text:p>
                </text:list-item>
                <text:list-item>
                  <text:p text:style-name="P6">J&amp;M Chapter 11</text:p>
                </text:list-item>
                <text:list-item>
                  <text:p text:style-name="P8">Goldberg Chapter 9</text:p>
                </text:list-item>
                <text:list-item>
                  <text:p text:style-name="P8">Luong Thesis Chapter 2</text:p>
                </text:list-item>
              </text:list>
            </text:list-item>
            <text:list-item>
              <text:p text:style-name="P6">Natural Language <text:s/>Generation (NLG)</text:p>
              <text:list>
                <text:list-item>
                  <text:p text:style-name="P6">XSEDE Resources</text:p>
                </text:list-item>
                <text:list-item>
                  <text:p text:style-name="P6">Dusek Et. Al.</text:p>
                </text:list-item>
                <text:list-item>
                  <text:p text:style-name="P7">Novikova Et. Al.</text:p>
                </text:list-item>
              </text:list>
            </text:list-item>
          </text:list>
        </text:list-item>
        <text:list-item>
          <text:p text:style-name="P5">Naive Bayes </text:p>
          <text:list>
            <text:list-item>
              <text:p text:style-name="P6"><text:soft-page-break/>Collins-EM</text:p>
            </text:list-item>
            <text:list-item>
              <text:p text:style-name="P6">J&amp;M Chapter 4</text:p>
            </text:list-item>
            <text:list-item>
              <text:p text:style-name="P6">Eisen Chapter 2.2</text:p>
            </text:list-item>
          </text:list>
        </text:list-item>
        <text:list-item>
          <text:p text:style-name="P9">Theoretical model of importance in summarization 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4:12:30.767712306</meta:creation-date>
    <dc:date>2021-05-03T15:07:38.618576435</dc:date>
    <meta:editing-duration>PT34M6S</meta:editing-duration>
    <meta:editing-cycles>1</meta:editing-cycles>
    <meta:document-statistic meta:table-count="0" meta:image-count="0" meta:object-count="0" meta:page-count="2" meta:paragraph-count="35" meta:word-count="169" meta:character-count="811" meta:non-whitespace-character-count="704"/>
    <meta:generator>LibreOffice/7.0.5.2$Linux_X86_64 LibreOffice_project/00$Build-2</meta:generator>
  </office:meta>
</office:document-meta>
</file>